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Arial" fo:font-size="10pt" fo:language="fr" fo:country="FR" officeooo:paragraph-rsid="0016a4e9" style:font-size-asian="10pt" style:language-asian="zh" style:country-asian="CN" style:font-name-complex="Courier New" style:language-complex="ar" style:country-complex="SA"/>
    </style:style>
    <style:style style:name="P2" style:family="paragraph" style:parent-style-name="Standard">
      <style:text-properties fo:color="#000000" style:font-name="Arial" fo:font-size="10pt" fo:language="fr" fo:country="FR" officeooo:paragraph-rsid="0016a4e9" style:font-size-asian="10pt" style:language-asian="zh" style:country-asian="CN" style:font-name-complex="Arial" style:language-complex="ar" style:country-complex="SA"/>
    </style:style>
    <style:style style:name="P3" style:family="paragraph" style:parent-style-name="Standard">
      <style:text-properties fo:color="#000000" style:font-name="Arial" fo:font-size="10pt" fo:language="fr" fo:country="FR" fo:font-weight="bold" officeooo:paragraph-rsid="0016a4e9" style:font-size-asian="10pt" style:language-asian="zh" style:country-asian="CN" style:font-weight-asian="bold" style:font-name-complex="Courier New" style:language-complex="ar" style:country-complex="SA"/>
    </style:style>
    <style:style style:name="P4" style:family="paragraph" style:parent-style-name="Standard">
      <style:paragraph-properties fo:margin-top="0cm" fo:margin-bottom="0.212cm" loext:contextual-spacing="false"/>
      <style:text-properties fo:color="#000000" style:font-name="Arial" fo:font-size="10pt" fo:language="fr" fo:country="FR" officeooo:paragraph-rsid="0016a4e9" style:font-size-asian="10pt" style:language-asian="zh" style:country-asian="CN" style:font-name-complex="Arial" style:language-complex="ar" style:country-complex="SA"/>
    </style:style>
    <style:style style:name="P5" style:family="paragraph" style:parent-style-name="Standard">
      <style:paragraph-properties fo:margin-top="0cm" fo:margin-bottom="0.212cm" loext:contextual-spacing="false"/>
      <style:text-properties fo:color="#000000" style:font-name="Arial" fo:font-size="10pt" fo:language="fr" fo:country="FR" officeooo:paragraph-rsid="0016a4e9" style:font-size-asian="10pt" style:language-asian="zh" style:country-asian="CN" style:font-name-complex="Courier New" style:language-complex="ar" style:country-complex="SA"/>
    </style:style>
    <style:style style:name="P6" style:family="paragraph" style:parent-style-name="Standard">
      <style:paragraph-properties fo:margin-top="0.423cm" fo:margin-bottom="0cm" loext:contextual-spacing="false"/>
      <style:text-properties fo:color="#000000" style:font-name="Arial" fo:font-size="10pt" fo:language="fr" fo:country="FR" fo:font-weight="bold" officeooo:paragraph-rsid="0016a4e9" style:font-size-asian="10pt" style:language-asian="zh" style:country-asian="CN" style:font-weight-asian="bold" style:font-name-complex="Arial" style:language-complex="ar" style:country-complex="SA"/>
    </style:style>
    <style:style style:name="P7" style:family="paragraph" style:parent-style-name="Standard">
      <style:paragraph-properties fo:margin-top="0.212cm" fo:margin-bottom="0cm" loext:contextual-spacing="false"/>
      <style:text-properties fo:color="#000000" style:font-name="Arial" fo:font-size="10pt" fo:language="fr" fo:country="FR" officeooo:paragraph-rsid="0016a4e9" style:font-size-asian="10pt" style:language-asian="zh" style:country-asian="CN" style:font-name-complex="Arial" style:language-complex="ar" style:country-complex="SA"/>
    </style:style>
    <style:style style:name="P8" style:family="paragraph" style:parent-style-name="Standard">
      <style:paragraph-properties fo:margin-top="0.212cm" fo:margin-bottom="0.212cm" loext:contextual-spacing="false"/>
      <style:text-properties fo:color="#000000" style:font-name="Arial" fo:font-size="10pt" fo:language="fr" fo:country="FR" officeooo:paragraph-rsid="0016a4e9" style:font-size-asian="10pt" style:language-asian="zh" style:country-asian="CN" style:font-name-complex="Courier New" style:language-complex="ar" style:country-complex="SA"/>
    </style:style>
    <style:style style:name="P9" style:family="paragraph" style:parent-style-name="Standard">
      <style:paragraph-properties fo:margin-top="0.212cm" fo:margin-bottom="0.212cm" loext:contextual-spacing="false"/>
      <style:text-properties fo:color="#000000" style:font-name="Arial" fo:font-size="10pt" fo:language="fr" fo:country="FR" officeooo:paragraph-rsid="0016a4e9" style:font-size-asian="10pt" style:language-asian="zh" style:country-asian="CN" style:font-name-complex="Arial" style:language-complex="ar" style:country-complex="SA"/>
    </style:style>
    <style:style style:name="P10" style:family="paragraph" style:parent-style-name="Heading_20_1" style:master-page-name="">
      <loext:graphic-properties draw:fill="none"/>
      <style:paragraph-properties fo:margin-left="0cm" fo:margin-right="0cm" fo:margin-top="0.423cm" fo:margin-bottom="0.635cm" loext:contextual-spacing="false" fo:text-align="center" style:justify-single-word="false" fo:text-indent="0cm" style:auto-text-indent="false" style:page-number="auto" fo:break-before="page" fo:background-color="transparent" fo:keep-with-next="always"/>
      <style:text-properties fo:color="#000000" style:font-name="Arial" fo:language="fr" fo:country="FR" officeooo:paragraph-rsid="0016a4e9" style:language-asian="zh" style:country-asian="CN" style:language-complex="ar" style:country-complex="SA"/>
    </style:style>
    <style:style style:name="P11" style:family="paragraph" style:parent-style-name="Step">
      <style:text-properties fo:color="#000000" style:font-name="Arial" fo:language="fr" fo:country="FR" officeooo:paragraph-rsid="0016a4e9" style:language-asian="zh" style:country-asian="CN" style:language-complex="ar" style:country-complex="SA" style:font-weight-complex="bold"/>
    </style:style>
    <style:style style:name="T1" style:family="text">
      <style:text-properties fo:font-weight="bold" style:font-weight-asian="bold"/>
    </style:style>
    <style:style style:name="T2" style:family="text">
      <style:text-properties style:font-name-asian="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Annexe 1</text:h>
      <text:p text:style-name="P6">Effacement et rechargement du commutateur</text:p>
      <text:p text:style-name="P7">Dans la plupart des travaux pratiques, il est nécessaire de commencer avec un commutateur non configuré. L’utilisation d’un commutateur comportant déjà une configuration peut produire des résultats imprévisibles. Ces instructions indiquent comment préparer le commutateur avant de commencer les travaux pratiques. Elles concernent le commutateur 2960 ; toutefois, la procédure est identique pour les commutateurs 2900 et 2950.</text:p>
      <text:p text:style-name="P11">Étape 1 : accès au mode d’exécution privilégié en tapant la commande enable </text:p>
      <text:p text:style-name="P7">Si le système vous demande un mot de passe, entrez class. Si cela ne fonctionne pas, demandez de l’aide au formateur. </text:p>
      <text:p text:style-name="P8">Switch&gt;<text:span text:style-name="T1">enable </text:span></text:p>
      <text:p text:style-name="P11">Étape 2 : suppression du fichier d’informations de la base de données VLAN </text:p>
      <text:p text:style-name="P1">Switch#<text:span text:style-name="T1">delete flash:vlan.dat</text:span></text:p>
      <text:p text:style-name="P1">Delete filename [vlan.dat]?<text:span text:style-name="T1">[Entrée]</text:span></text:p>
      <text:p text:style-name="P1">Delete flash:vlan.dat? [confirm] <text:span text:style-name="T1">[Entrée]</text:span></text:p>
      <text:p text:style-name="P3"/>
      <text:p text:style-name="P2">S’il n’y a pas de fichier VLAN, le message suivant s’affiche : </text:p>
      <text:p text:style-name="P2"/>
      <text:p text:style-name="P1">%Error deleting flash:vlan.dat (No such file or directory)</text:p>
      <text:p text:style-name="P11">Étape 3 : suppression, dans la mémoire vive non volatile, du fichier de configuration initiale du commutateur </text:p>
      <text:p text:style-name="P1">Switch#<text:span text:style-name="T1">erase startup-config</text:span></text:p>
      <text:p text:style-name="P9">Vous obtenez le message suivant : </text:p>
      <text:p text:style-name="P8">Erasing the nvram filesystem will remove all files! Continue? [confirm]</text:p>
      <text:p text:style-name="P8"><text:span text:style-name="T2">Press Enter to confirm</text:span>. </text:p>
      <text:p text:style-name="P2">La réponse suivante doit s’afficher : </text:p>
      <text:p text:style-name="P8">Erase of nvram: complete</text:p>
      <text:p text:style-name="P11">Étape 4 : vérification de la suppression des informations du VLAN </text:p>
      <text:p text:style-name="P4">Vérifiez que la configuration VLAN a été supprimée à l’étape 2 à l’aide de la commande show vlan.</text:p>
      <text:p text:style-name="P4">Si les informations relatives au VLAN ont été supprimées à l’étape 2, passez à l’étape 5 et redémarrez le commutateur à l’aide de la commande <text:span text:style-name="T1">reload</text:span>.</text:p>
      <text:p text:style-name="P4">Si les informations de la configuration VLAN précédente (autres que celles du VLAN 1 de gestion par défaut) sont toujours présentes, vous devez mettre le commutateur hors tension puis sous tension (redémarrage matériel) plutôt que d’entrer la commande <text:span text:style-name="T1">reload</text:span>. Pour le redémarrage matériel du commutateur, ôtez le cordon d’alimentation de l’arrière du commutateur ou débranchez-le, puis rebranchez-le.</text:p>
      <text:p text:style-name="P11">Étape 5 : redémarrage du logiciel </text:p>
      <text:p text:style-name="P4">Remarque : cette étape n’est pas nécessaire si le commutateur a été redémarré à l’aide du démarrage matériel. </text:p>
      <text:p text:style-name="P4">À l’invite du mode d’exécution privilégié, entrez la commande <text:span text:style-name="T1">reload</text:span>.</text:p>
      <text:p text:style-name="P5">Switch(config)#<text:span text:style-name="T1">reloa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ERCIER</meta:initial-creator>
    <meta:creation-date>2018-12-04T17:11:23.651726311</meta:creation-date>
    <dc:date>2018-12-04T17:12:40.280130662</dc:date>
    <dc:creator>Philippe MERCIER</dc:creator>
    <meta:editing-duration>PT1M16S</meta:editing-duration>
    <meta:editing-cycles>2</meta:editing-cycles>
    <meta:generator>LibreOffice/6.0.6.2$MacOSX_X86_64 LibreOffice_project/0c292870b25a325b5ed35f6b45599d2ea4458e77</meta:generator>
    <meta:document-statistic meta:table-count="0" meta:image-count="0" meta:object-count="0" meta:page-count="1" meta:paragraph-count="27" meta:word-count="338" meta:character-count="2257" meta:non-whitespace-character-count="1934"/>
  </office:meta>
</office:document-meta>
</file>